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wen Xia/Brian Griffith (Team Scrub)</text:p>
      <text:p text:style-name="Standard">March 11, 2014</text:p>
      <text:p text:style-name="Standard">CSE 332 Project 3 Writeup</text:p>
      <text:p text:style-name="Standard"/>
      <text:list xml:id="list933729553" text:style-name="L1">
        <text:list-item>
          <text:p text:style-name="P1">This group consists of Owen Xia and Brian Griffith</text:p>
        </text:list-item>
        <text:list-item>
          <text:p text:style-name="P1">My partner and I did not require outside assistance.</text:p>
        </text:list-item>
        <text:list-item>
          <text:p text:style-name="P1">The project took around 5-6 hours to do. The worst part of the assignment was dealing with geography. Please don't require any geography knowledge in the future.</text:p>
        </text:list-item>
        <text:list-item>
          <text:p text:style-name="P1">We did not implement any extra features.</text:p>
        </text:list-item>
        <text:list-item>
          <text:p text:style-name="P1">We wrote JUnit tests to test every query implementation. Our first few tests test a half of the map to test whether or not the implementations get the same results. Later, we try to match the expected output on the discussion board against the results of every implementation.</text:p>
        </text:list-item>
        <text:list-item>
          <text:p text:style-name="P1"/>
          <text:p text:style-name="P1"><text:s/></text:p>
        </text:list-item>
        <text:list-item>
          <text:p text:style-name="P1"/>
        </text:list-item>
        <text:list-item>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wen </meta:initial-creator>
    <meta:creation-date>2014-03-11T17:36:09</meta:creation-date>
    <dc:date>2014-03-11T20:35:55</dc:date>
    <dc:creator>Owen </dc:creator>
    <meta:editing-duration>PT48S</meta:editing-duration>
    <meta:editing-cycles>1</meta:editing-cycles>
    <meta:document-statistic meta:table-count="0" meta:image-count="0" meta:object-count="0" meta:page-count="1" meta:paragraph-count="9" meta:word-count="118" meta:character-count="670" meta:non-whitespace-character-count="559"/>
    <meta:generator>LibreOffice/3.5$Linux_X86_64 LibreOffice_project/350m1$Build-2</meta:generator>
  </office:meta>
</office:document-meta>
</file>